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 fo:padding="0.049cm" fo:border="0.06pt solid #e3e3e3"/>
    </style:style>
    <style:style style:name="P2" style:family="paragraph" style:parent-style-name="Text_20_body" style:list-style-name="L1">
      <style:paragraph-properties fo:padding="0.049cm" fo:border="0.06pt solid #e3e3e3"/>
    </style:style>
    <style:style style:name="P3" style:family="paragraph" style:parent-style-name="Text_20_body" style:list-style-name="L2">
      <style:paragraph-properties fo:margin-top="0cm" fo:margin-bottom="0cm" style:contextual-spacing="false" fo:padding="0.049cm" fo:border="0.06pt solid #e3e3e3"/>
    </style:style>
    <style:style style:name="P4" style:family="paragraph" style:parent-style-name="Text_20_body" style:list-style-name="L2">
      <style:paragraph-properties fo:padding="0.049cm" fo:border="0.06pt solid #e3e3e3"/>
    </style:style>
    <style:style style:name="T1" style:family="text">
      <style:text-properties loext:padding="0.049cm" loext:border="0.06pt solid #e3e3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45604004" text:style-name="L1">
        <text:list-item>
          <text:p text:style-name="P2"><text:span text:style-name="Strong_20_Emphasis"><text:span text:style-name="T1">Umweltschutzprojekt</text:span></text:span>:</text:p>
          <text:list>
            <text:list-item>
              <text:p text:style-name="P1">Aufbau eines Schulgartens</text:p>
            </text:list-item>
            <text:list-item>
              <text:p text:style-name="P1">Recycling-Workshop</text:p>
            </text:list-item>
            <text:list-item>
              <text:p text:style-name="P1">Müllsammelaktion im Schulgelände</text:p>
            </text:list-item>
          </text:list>
        </text:list-item>
        <text:list-item>
          <text:p text:style-name="P2"><text:span text:style-name="Strong_20_Emphasis"><text:span text:style-name="T1">Kunst und Kreativität</text:span></text:span>:</text:p>
          <text:list>
            <text:list-item>
              <text:p text:style-name="P1">Mal- oder Zeichenworkshops</text:p>
            </text:list-item>
            <text:list-item>
              <text:p text:style-name="P1">Theateraufführungen oder Improvisation</text:p>
            </text:list-item>
            <text:list-item>
              <text:p text:style-name="P1">Bastelarbeiten mit verschiedenen Materialien</text:p>
            </text:list-item>
          </text:list>
        </text:list-item>
        <text:list-item>
          <text:p text:style-name="P2"><text:span text:style-name="Strong_20_Emphasis"><text:span text:style-name="T1">Technologie und Informatik</text:span></text:span>:</text:p>
          <text:list>
            <text:list-item>
              <text:p text:style-name="P1">Programmierworkshops</text:p>
            </text:list-item>
            <text:list-item>
              <text:p text:style-name="P1">Erstellung einer eigenen Website oder App</text:p>
            </text:list-item>
            <text:list-item>
              <text:p text:style-name="P1">Robotikprojekt mit LEGO Mindstorms</text:p>
            </text:list-item>
          </text:list>
        </text:list-item>
        <text:list-item>
          <text:p text:style-name="P2"><text:span text:style-name="Strong_20_Emphasis"><text:span text:style-name="T1">Gesundheit und Wohlbefinden</text:span></text:span>:</text:p>
          <text:list>
            <text:list-item>
              <text:p text:style-name="P1">Sportworkshops (z.B. Yoga, Selbstverteidigung)</text:p>
            </text:list-item>
            <text:list-item>
              <text:p text:style-name="P1">Gesunde Ernährung und Kochkurse</text:p>
            </text:list-item>
            <text:list-item>
              <text:p text:style-name="P1">Stressmanagement und Achtsamkeitstraining</text:p>
            </text:list-item>
          </text:list>
        </text:list-item>
        <text:list-item>
          <text:p text:style-name="P2"><text:span text:style-name="Strong_20_Emphasis"><text:span text:style-name="T1">Kultur und Geschichte</text:span></text:span>:</text:p>
          <text:list>
            <text:list-item>
              <text:p text:style-name="P1">Landeskundeprojekt (z.B. zu einem bestimmten Land oder einer Kultur)</text:p>
            </text:list-item>
            <text:list-item>
              <text:p text:style-name="P1">Historische Nachstellungen oder Reenactments</text:p>
            </text:list-item>
            <text:list-item>
              <text:p text:style-name="P1">Sprachkurse oder kultureller Austausch</text:p>
            </text:list-item>
          </text:list>
        </text:list-item>
        <text:list-item>
          <text:p text:style-name="P2"><text:span text:style-name="Strong_20_Emphasis"><text:span text:style-name="T1">Wissenschaft und Forschung</text:span></text:span>:</text:p>
          <text:list>
            <text:list-item>
              <text:p text:style-name="P1">Experimente in Physik, Chemie oder Biologie</text:p>
            </text:list-item>
            <text:list-item>
              <text:p text:style-name="P1">Naturbeobachtungen und Exkursionen</text:p>
            </text:list-item>
            <text:list-item>
              <text:p text:style-name="P1">Diskussionen zu aktuellen wissenschaftlichen Themen</text:p>
            </text:list-item>
          </text:list>
        </text:list-item>
        <text:list-item>
          <text:p text:style-name="P2"><text:span text:style-name="Strong_20_Emphasis"><text:span text:style-name="T1">Literatur und Schreiben</text:span></text:span>:</text:p>
          <text:list>
            <text:list-item>
              <text:p text:style-name="P1">Kreatives Schreiben (Geschichten, Gedichte)</text:p>
            </text:list-item>
            <text:list-item>
              <text:p text:style-name="P1">Buchbesprechungen und Leserunden</text:p>
            </text:list-item>
            <text:list-item>
              <text:p text:style-name="P1">Journalismus und Schülerzeitung</text:p>
            </text:list-item>
          </text:list>
        </text:list-item>
        <text:list-item>
          <text:p text:style-name="P2"><text:span text:style-name="Strong_20_Emphasis"><text:span text:style-name="T1">Gesellschaftliches Engagement</text:span></text:span>:</text:p>
          <text:list>
            <text:list-item>
              <text:p text:style-name="P1">Besuch von Hilfsorganisationen oder sozialen Einrichtungen</text:p>
            </text:list-item>
            <text:list-item>
              <text:p text:style-name="P1">Planung einer Spendenaktion oder Charity-Veranstaltung</text:p>
            </text:list-item>
            <text:list-item>
              <text:p text:style-name="P1">Diskussionen zu gesellschaftlichen Themen (Ungleichheit, Menschenrechte)</text:p>
            </text:list-item>
          </text:list>
        </text:list-item>
        <text:list-item>
          <text:p text:style-name="P2"><text:span text:style-name="Strong_20_Emphasis"><text:span text:style-name="T1">Berufsorientierung und Praxis</text:span></text:span>:</text:p>
          <text:list>
            <text:list-item>
              <text:p text:style-name="P1">Betriebsbesichtigungen oder Gastvorträge von Experten</text:p>
            </text:list-item>
            <text:list-item>
              <text:p text:style-name="P1">Planspiele zur Berufswahl</text:p>
            </text:list-item>
            <text:list-item>
              <text:p text:style-name="P1">Praktische Fähigkeiten erlernen (z.B. Handwerkskurse)</text:p>
            </text:list-item>
          </text:list>
        </text:list-item>
        <text:list-item>
          <text:p text:style-name="P2"><text:soft-page-break/><text:span text:style-name="Strong_20_Emphasis"><text:span text:style-name="T1">Medien und Kommunikation</text:span></text:span>:</text:p>
          <text:list>
            <text:list-item>
              <text:p text:style-name="P1">Film- oder Videoprojekte</text:p>
            </text:list-item>
            <text:list-item>
              <text:p text:style-name="P1">Fotografie-Workshops</text:p>
            </text:list-item>
            <text:list-item>
              <text:p text:style-name="P2">Podcast-Produktion</text:p>
            </text:list-item>
          </text:list>
        </text:list-item>
      </text:list>
      <text:p text:style-name="Standard"/>
      <text:list xml:id="list1959414496" text:style-name="L2">
        <text:list-item>
          <text:p text:style-name="P4"><text:span text:style-name="Strong_20_Emphasis"><text:span text:style-name="T1">Musik und Performance</text:span></text:span>:</text:p>
          <text:list>
            <text:list-item>
              <text:p text:style-name="P3">Musikinstrumente kennenlernen und ausprobieren</text:p>
            </text:list-item>
            <text:list-item>
              <text:p text:style-name="P3">Chor- oder Bandproben für eine Aufführung</text:p>
            </text:list-item>
            <text:list-item>
              <text:p text:style-name="P3">Tanzworkshops oder Choreografie-Entwicklung</text:p>
            </text:list-item>
          </text:list>
        </text:list-item>
        <text:list-item>
          <text:p text:style-name="P4"><text:span text:style-name="Strong_20_Emphasis"><text:span text:style-name="T1">Digitale Medien und Gaming</text:span></text:span>:</text:p>
          <text:list>
            <text:list-item>
              <text:p text:style-name="P3">Entwickeln eines eigenen Videospiels</text:p>
            </text:list-item>
            <text:list-item>
              <text:p text:style-name="P3">Animation und Stop-Motion-Filmproduktion</text:p>
            </text:list-item>
            <text:list-item>
              <text:p text:style-name="P3">Social-Media-Kampagnen zu einem bestimmten Thema</text:p>
            </text:list-item>
          </text:list>
        </text:list-item>
        <text:list-item>
          <text:p text:style-name="P4"><text:span text:style-name="Strong_20_Emphasis"><text:span text:style-name="T1">Outdoor-Abenteuer und Survival</text:span></text:span>:</text:p>
          <text:list>
            <text:list-item>
              <text:p text:style-name="P3">Orientierungslauf oder Geocaching</text:p>
            </text:list-item>
            <text:list-item>
              <text:p text:style-name="P3">Lagerfeuerkochkurs und Outdoor-Überlebenstechniken</text:p>
            </text:list-item>
            <text:list-item>
              <text:p text:style-name="P3">Naturerkundung und Vogelbeobachtung</text:p>
            </text:list-item>
          </text:list>
        </text:list-item>
        <text:list-item>
          <text:p text:style-name="P4"><text:span text:style-name="Strong_20_Emphasis"><text:span text:style-name="T1">Mathematik und Logik</text:span></text:span>:</text:p>
          <text:list>
            <text:list-item>
              <text:p text:style-name="P3">Knobelaufgaben und mathematische Rätsel</text:p>
            </text:list-item>
            <text:list-item>
              <text:p text:style-name="P3">Bau von geometrischen Modellen oder Strukturen</text:p>
            </text:list-item>
            <text:list-item>
              <text:p text:style-name="P3">Mathematische Spiele und Strategien</text:p>
            </text:list-item>
          </text:list>
        </text:list-item>
        <text:list-item>
          <text:p text:style-name="P4"><text:span text:style-name="Strong_20_Emphasis"><text:span text:style-name="T1">Handwerk und Design</text:span></text:span>:</text:p>
          <text:list>
            <text:list-item>
              <text:p text:style-name="P3">Holz- oder Metallverarbeitung</text:p>
            </text:list-item>
            <text:list-item>
              <text:p text:style-name="P3">Modedesign und Nähen</text:p>
            </text:list-item>
            <text:list-item>
              <text:p text:style-name="P3">Keramik- oder Töpferworkshops</text:p>
            </text:list-item>
          </text:list>
        </text:list-item>
        <text:list-item>
          <text:p text:style-name="P4"><text:span text:style-name="Strong_20_Emphasis"><text:span text:style-name="T1">Gartenbau und Landwirtschaft</text:span></text:span>:</text:p>
          <text:list>
            <text:list-item>
              <text:p text:style-name="P3">Anlegen eines Gemüsegartens oder Hochbeets</text:p>
            </text:list-item>
            <text:list-item>
              <text:p text:style-name="P3">Workshops zu nachhaltiger Landwirtschaft</text:p>
            </text:list-item>
            <text:list-item>
              <text:p text:style-name="P3">Besuch auf einem Bauernhof oder einer Gärtnerei</text:p>
            </text:list-item>
          </text:list>
        </text:list-item>
        <text:list-item>
          <text:p text:style-name="P4"><text:span text:style-name="Strong_20_Emphasis"><text:span text:style-name="T1">Ethik und Philosophie</text:span></text:span>:</text:p>
          <text:list>
            <text:list-item>
              <text:p text:style-name="P3">Diskussionen zu moralischen Dilemmata</text:p>
            </text:list-item>
            <text:list-item>
              <text:p text:style-name="P3">Einführung in verschiedene philosophische Denkschulen</text:p>
            </text:list-item>
            <text:list-item>
              <text:p text:style-name="P3">Verfassen von Essays zu ethischen Themen</text:p>
            </text:list-item>
          </text:list>
        </text:list-item>
        <text:list-item>
          <text:p text:style-name="P4"><text:span text:style-name="Strong_20_Emphasis"><text:span text:style-name="T1">Film und Literaturanalyse</text:span></text:span>:</text:p>
          <text:list>
            <text:list-item>
              <text:p text:style-name="P3">Analyse eines Films oder Buches</text:p>
            </text:list-item>
            <text:list-item>
              <text:p text:style-name="P3">Inszenierung eigener Film- oder Theaterprojekte</text:p>
            </text:list-item>
            <text:list-item>
              <text:p text:style-name="P3"><text:soft-page-break/>Diskussion über Medien und ihre Wirkung auf die Gesellschaft</text:p>
            </text:list-item>
          </text:list>
        </text:list-item>
        <text:list-item>
          <text:p text:style-name="P4"><text:span text:style-name="Strong_20_Emphasis"><text:span text:style-name="T1">Wirtschaft und Unternehmertum</text:span></text:span>:</text:p>
          <text:list>
            <text:list-item>
              <text:p text:style-name="P3">Planspiele zur Unternehmensgründung</text:p>
            </text:list-item>
            <text:list-item>
              <text:p text:style-name="P3">Budgetierung und Finanzplanung</text:p>
            </text:list-item>
            <text:list-item>
              <text:p text:style-name="P3">Besuch von lokalen Unternehmen oder Start-ups</text:p>
            </text:list-item>
          </text:list>
        </text:list-item>
        <text:list-item>
          <text:p text:style-name="P4"><text:span text:style-name="Strong_20_Emphasis"><text:span text:style-name="T1">Entwicklung interkultureller Kompetenzen</text:span></text:span>:</text:p>
          <text:list>
            <text:list-item>
              <text:p text:style-name="P3">Internationale Kochkurse mit fremdländischen Gerichten</text:p>
            </text:list-item>
            <text:list-item>
              <text:p text:style-name="P3">Sprachaustausch mit Schülern aus anderen Ländern</text:p>
            </text:list-item>
            <text:list-item>
              <text:p text:style-name="P4">Workshops zu interkultureller Kommunikation und Verständigung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2:28:46.139243539</meta:creation-date>
    <dc:date>2024-04-09T12:31:55.558160754</dc:date>
    <meta:editing-duration>PT3M11S</meta:editing-duration>
    <meta:editing-cycles>1</meta:editing-cycles>
    <meta:document-statistic meta:table-count="0" meta:image-count="0" meta:object-count="0" meta:page-count="3" meta:paragraph-count="80" meta:word-count="389" meta:character-count="3032" meta:non-whitespace-character-count="2803"/>
    <meta:generator>LibreOffice/7.3.4.2$Linux_X86_64 LibreOffice_project/30$Build-2</meta:generator>
  </office:meta>
</office:document-meta>
</file>